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officeooo:rsid="0019d251" officeooo:paragraph-rsid="0019d251"/>
    </style:style>
    <style:style style:name="P2" style:family="paragraph" style:parent-style-name="Standard">
      <style:text-properties officeooo:paragraph-rsid="001fde39"/>
    </style:style>
    <style:style style:name="P3" style:family="paragraph" style:parent-style-name="Standard">
      <style:text-properties officeooo:rsid="001fde39" officeooo:paragraph-rsid="001fde39"/>
    </style:style>
    <style:style style:name="P4" style:family="paragraph" style:parent-style-name="Default">
      <style:text-properties officeooo:paragraph-rsid="001fde39"/>
    </style:style>
    <style:style style:name="T1" style:family="text">
      <style:text-properties officeooo:rsid="001bb66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7bb3" style:font-size-asian="14pt" style:font-size-complex="14pt"/>
    </style:style>
    <style:style style:name="T4" style:family="text">
      <style:text-properties fo:font-size="14pt" officeooo:rsid="001f13a2" style:font-size-asian="14pt" style:font-size-complex="14pt"/>
    </style:style>
    <style:style style:name="T5" style:family="text">
      <style:text-properties fo:font-size="14pt" officeooo:rsid="001fde39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sta da questão <text:span text:style-name="T1">2</text:span>:</text:p>
      <text:p text:style-name="P4"><text:span text:style-name="T3"/></text:p>
      <text:p text:style-name="P4"><text:span text:style-name="T3">++</text:span><text:span text:style-name="T2">x ; <text:tab/><text:tab/><text:tab/>// </text:span><text:span text:style-name="T3">feito antes de tudo</text:span></text:p>
      <text:p text:style-name="P4"><text:span text:style-name="T2">a = x + 2; <text:tab/><text:tab/>// </text:span><text:span text:style-name="T5">cria um thread que executa essa linha, </text:span><text:span text:style-name="T3">thread #0</text:span></text:p>
      <text:p text:style-name="P4"><text:span text:style-name="T2">b = a + 3; <text:tab/><text:tab/>// </text:span><text:span text:style-name="T3">thread #</text:span><text:span text:style-name="T4">0</text:span></text:p>
      <text:p text:style-name="P2"><text:span text:style-name="T5">++</text:span><text:span text:style-name="T2">c;<text:tab/><text:tab/><text:tab/>// </text:span><text:span text:style-name="T5">cria um thread que executa essa linha, </text:span><text:span text:style-name="T3">thread #</text:span><text:span text:style-name="T5">1</text:span></text:p>
      <text:p text:style-name="P1"/>
      <text:p text:style-name="P3">O código pode ser executado em paralelo utilizando duas threads, mais do que isso precisa de sincronização. Embora pra tarefas pequenas como essas a criação de threads pode trazer um oberhead maior que o ganho pelo paraleli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2:02:52.844000000</meta:creation-date>
    <dc:date>2018-11-12T10:18:37.299564163</dc:date>
    <meta:editing-duration>PT5M40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6" meta:word-count="82" meta:character-count="427" meta:non-whitespace-character-count="342"/>
  </office:meta>
</office:document-meta>
</file>